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B000000F99374AD579C723254.png" manifest:media-type="image/png"/>
  <manifest:file-entry manifest:full-path="Pictures/1000000100000173000001A35CC33E8F7E514885.png" manifest:media-type="image/png"/>
  <manifest:file-entry manifest:full-path="Pictures/100000010000016D00000166B07C1AC6DA7FA2C9.png" manifest:media-type="image/png"/>
  <manifest:file-entry manifest:full-path="Pictures/1000000100000157000000E86F3247A7351EDC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07e8db" officeooo:paragraph-rsid="0007e8db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096f53" officeooo:paragraph-rsid="00096f53" style:font-weight-asian="normal" style:font-weight-complex="normal"/>
    </style:style>
    <style:style style:name="P3" style:family="paragraph" style:parent-style-name="Standard">
      <style:text-properties style:font-name="Times New Roman" fo:font-weight="normal" officeooo:rsid="000d2276" officeooo:paragraph-rsid="000d2276" style:font-weight-asian="normal" style:font-weight-complex="normal"/>
    </style:style>
    <style:style style:name="P4" style:family="paragraph" style:parent-style-name="Standard">
      <style:text-properties style:font-name="Times New Roman" fo:font-weight="normal" officeooo:rsid="001008e7" officeooo:paragraph-rsid="001008e7" style:font-weight-asian="normal" style:font-weight-complex="normal"/>
    </style:style>
    <style:style style:name="T1" style:family="text">
      <style:text-properties fo:font-weight="normal" officeooo:rsid="00154d57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4d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Output</text:span>:</text:p>
      <text:p text:style-name="P2">Sleep() Method</text:p>
      <text:p text:style-name="P1"><draw:frame draw:style-name="fr1" draw:name="Image1" text:anchor-type="char" svg:x="0.05in" svg:y="0.05in" svg:width="3.6311in" svg:height="2.0752in" draw:z-index="0"><draw:image xlink:href="Pictures/100000010000014B000000F99374AD579C7232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top() method</text:p>
      <text:p text:style-name="P1"><draw:frame draw:style-name="fr1" draw:name="Image2" text:anchor-type="char" svg:x="-0.0165in" svg:y="0.0626in" svg:width="4.0437in" svg:height="3.0492in" draw:z-index="1"><draw:image xlink:href="Pictures/1000000100000173000001A35CC33E8F7E5148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Yield() method</text:p>
      <text:p text:style-name="P1"><draw:frame draw:style-name="fr1" draw:name="Image3" text:anchor-type="char" svg:x="0.0445in" svg:y="0.072in" svg:width="3.0417in" svg:height="2.9835in" draw:z-index="2"><draw:image xlink:href="Pictures/100000010000016D00000166B07C1AC6DA7FA2C9.png" xlink:type="simple" xlink:show="embed" xlink:actuate="onLoad" draw:mime-type="image/png"/></draw:frame></text:p>
      <text:p text:style-name="P1"/>
      <text:p text:style-name="P1"><text:tab/><text:tab/><draw:frame draw:style-name="fr1" draw:name="Image4" text:anchor-type="char" svg:x="3.8535in" svg:y="0.3075in" svg:width="3.5508in" svg:height="2.4016in" draw:z-index="3"><draw:image xlink:href="Pictures/1000000100000157000000E86F3247A7351EDCE6.png" xlink:type="simple" xlink:show="embed" xlink:actuate="onLoad" draw:mime-type="image/png"/></draw:frame><text:tab/><text:span text:style-name="T1">wait() &amp; notify(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3T15:55:44.570000000</dc:date>
    <meta:editing-duration>PT41M33S</meta:editing-duration>
    <meta:editing-cycles>13</meta:editing-cycles>
    <meta:generator>LibreOffice/7.4.2.3$Windows_X86_64 LibreOffice_project/382eef1f22670f7f4118c8c2dd222ec7ad009daf</meta:generator>
    <meta:document-statistic meta:table-count="0" meta:image-count="4" meta:object-count="0" meta:page-count="1" meta:paragraph-count="5" meta:word-count="10" meta:character-count="68" meta:non-whitespace-character-count="60"/>
  </office:meta>
</office:document-meta>
</file>